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rificou-se que houve o reconhecimento de 61 dias de remição ao apenado na concessão da progressão para o regime</text:span></text:p>
      <text:p text:style-name="P1"><text:span text:style-name="T1">semiaberto, antecipando a data de alcance do benefício, sendo que foi considerado novamente na GEP os dias remidos</text:span></text:p>
      <text:p text:style-name="P1"><text:span text:style-name="T1">para cálculo da progressão para o regime aberto, havendo duplicidade.</text:span></text:p>
      <text:p text:style-name="P1"><text:span text:style-name="T1">Desta forma, a secretaria deste juízo retificou a GEP, refazendo o cálculo da progressão do regime aberto, abstraindo o</text:span></text:p>
      <text:p text:style-name="P1"><text:span text:style-name="T1">período remicional que já fora calculado em progressão anterior, com a finalidade de evitar duplicidade.</text:span></text:p>
      <text:p text:style-name="Standard"><text:span text:style-name="T1">Assim, com a GEP retificada, dê-se vista ao Ministério Público para se manifestar acerca da progressão de reg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53:09.651000000</meta:creation-date>
    <dc:date>2019-05-28T10:53:42.991000000</dc:date>
    <meta:editing-duration>PT33S</meta:editing-duration>
    <meta:editing-cycles>1</meta:editing-cycles>
    <meta:document-statistic meta:table-count="0" meta:image-count="0" meta:object-count="0" meta:page-count="1" meta:paragraph-count="6" meta:word-count="99" meta:character-count="632" meta:non-whitespace-character-count="539"/>
    <meta:generator>LibreOffice/6.0.3.2$Windows_X86_64 LibreOffice_project/8f48d515416608e3a835360314dac7e47fd0b821</meta:generator>
  </office:meta>
</office:document-meta>
</file>